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blic class MafiaMan{</text:p>
      <text:p text:style-name="Standard">private String nickname;</text:p>
      <text:p text:style-name="Standard">private integer work_day;</text:p>
      <text:p text:style-name="Standard"/>
      <text:p text:style-name="Standard"/>
      <text:p text:style-name="Standard">public HashMap&lt;integer,MafiaMan&gt; toWork(HashSet&lt;integer,MafiaMan&gt;mafiaMen){</text:p>
      <text:p text:style-name="Standard"><text:tab/>try{</text:p>
      <text:p text:style-name="Standard"><text:tab/><text:tab/>HashMap&lt;integer,MafiaMan&gt; mafiaMen = new HashMap&lt;integer,MafiaMan&gt;</text:p>
      <text:p text:style-name="Standard"><text:tab/><text:tab/>for(int month_Days=31 ; month_Days &gt; mafiaMen.size;){</text:p>
      <text:p text:style-name="Standard"><text:tab/><text:tab/><text:tab/>work_day=keyboard.nextInt;</text:p>
      <text:p text:style-name="Standard"><text:tab/><text:tab/><text:tab/>System.out.printf(“Which day of the month will this mafiaman work?”);</text:p>
      <text:p text:style-name="Standard"><text:tab/><text:tab/><text:tab/>nickname=keyboard.nextLine;</text:p>
      <text:p text:style-name="Standard"><text:tab/><text:tab/><text:tab/>System.out.printf(“Who's gonna work in said day of the month?”);</text:p>
      <text:p text:style-name="Standard"><text:tab/><text:tab/><text:tab/>mafiaMen.put(work_day,MafiaMan);</text:p>
      <text:p text:style-name="Standard"><text:tab/><text:tab/>}</text:p>
      <text:p text:style-name="Standard"><text:tab/><text:tab/>return mafiaMen;</text:p>
      <text:p text:style-name="Standard"><text:tab/>}catch WrongparameterException{</text:p>
      <text:p text:style-name="Standard"><text:tab/><text:tab/>System.out.println(“Sorry, but the parameter you have inputted is incorrect, please <text:tab/><text:tab/>try again”)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void showWork(HashMap&lt;integer,MafiaMan&gt;){</text:p>
      <text:p text:style-name="Standard"><text:tab/></text:p>
      <text:p text:style-name="Standard"><text:tab/>sortedMafiamen.sort(-1)</text:p>
      <text:p text:style-name="Standard"><text:tab/>for(Int(days_worked) : sortedMafiamen.keyGet){</text:p>
      <text:p text:style-name="Standard"><text:tab/><text:tab/>System.out.println(“The MafiaMan: “ + SortedMafiaMen.get + “Has worked for: “ <text:tab/><text:tab/>+int(days_worked))</text:p>
      <text:p text:style-name="Standard"><text:tab/>}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29T09:26:36.06</meta:creation-date>
    <dc:date>2025-01-29T11:44:40.78</dc:date>
    <meta:editing-duration>PT1H15M22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6" meta:word-count="85" meta:character-count="886"/>
  </office:meta>
</office:document-meta>
</file>